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38" style:family="table-column">
      <style:table-column-properties fo:break-before="auto" style:column-width="1.85in"/>
    </style:style>
    <style:style style:name="co39" style:family="table-column">
      <style:table-column-properties fo:break-before="auto" style:column-width="2.1756in"/>
    </style:style>
    <style:style style:name="co40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1.916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362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4354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4807in"/>
    </style:style>
    <style:style style:name="co18" style:family="table-column">
      <style:table-column-properties fo:break-before="auto" style:column-width="0.5646in"/>
    </style:style>
    <style:style style:name="co19" style:family="table-column">
      <style:table-column-properties fo:break-before="auto" style:column-width="0.989in"/>
    </style:style>
    <style:style style:name="co20" style:family="table-column">
      <style:table-column-properties fo:break-before="auto" style:column-width="1.3063in"/>
    </style:style>
    <style:style style:name="co21" style:family="table-column">
      <style:table-column-properties fo:break-before="auto" style:column-width="0.9665in"/>
    </style:style>
    <style:style style:name="co22" style:family="table-column">
      <style:table-column-properties fo:break-before="auto" style:column-width="0.8472in"/>
    </style:style>
    <style:style style:name="co23" style:family="table-column">
      <style:table-column-properties fo:break-before="auto" style:column-width="1.2063in"/>
    </style:style>
    <style:style style:name="co24" style:family="table-column">
      <style:table-column-properties fo:break-before="auto" style:column-width="1.298in"/>
    </style:style>
    <style:style style:name="co25" style:family="table-column">
      <style:table-column-properties fo:break-before="auto" style:column-width="2in"/>
    </style:style>
    <style:style style:name="co26" style:family="table-column">
      <style:table-column-properties fo:break-before="auto" style:column-width="0.8902in"/>
    </style:style>
    <style:style style:name="co27" style:family="table-column">
      <style:table-column-properties fo:break-before="auto" style:column-width="0.5126in"/>
    </style:style>
    <style:style style:name="co28" style:family="table-column">
      <style:table-column-properties fo:break-before="auto" style:column-width="0.3457in"/>
    </style:style>
    <style:style style:name="co29" style:family="table-column">
      <style:table-column-properties fo:break-before="auto" style:column-width="0.5882in"/>
    </style:style>
    <style:style style:name="co30" style:family="table-column">
      <style:table-column-properties fo:break-before="auto" style:column-width="0.5626in"/>
    </style:style>
    <style:style style:name="co31" style:family="table-column">
      <style:table-column-properties fo:break-before="auto" style:column-width="1.0898in"/>
    </style:style>
    <style:style style:name="co32" style:family="table-column">
      <style:table-column-properties fo:break-before="auto" style:column-width="0.6299in"/>
    </style:style>
    <style:style style:name="co33" style:family="table-column">
      <style:table-column-properties fo:break-before="auto" style:column-width="0.4957in"/>
    </style:style>
    <style:style style:name="co34" style:family="table-column">
      <style:table-column-properties fo:break-before="auto" style:column-width="0.4291in"/>
    </style:style>
    <style:style style:name="co35" style:family="table-column">
      <style:table-column-properties fo:break-before="auto" style:column-width="0.7075in"/>
    </style:style>
    <style:style style:name="co36" style:family="table-column">
      <style:table-column-properties fo:break-before="auto" style:column-width="0.3374in"/>
    </style:style>
    <style:style style:name="co37" style:family="table-column">
      <style:table-column-properties fo:break-before="auto" style:column-width="1.028in"/>
    </style:style>
    <style:style style:name="co41" style:family="table-column">
      <style:table-column-properties fo:break-before="auto" style:column-width="3.3374in"/>
    </style:style>
    <style:style style:name="co42" style:family="table-column">
      <style:table-column-properties fo:break-before="auto" style:column-width="1.9752in"/>
    </style:style>
    <style:style style:name="co43" style:family="table-column">
      <style:table-column-properties fo:break-before="auto" style:column-width="1.248in"/>
    </style:style>
    <style:style style:name="co44" style:family="table-column">
      <style:table-column-properties fo:break-before="auto" style:column-width="3.5209in"/>
    </style:style>
    <style:style style:name="co45" style:family="table-column">
      <style:table-column-properties fo:break-before="auto" style:column-width="2.1591in"/>
    </style:style>
    <style:style style:name="co46" style:family="table-column">
      <style:table-column-properties fo:break-before="auto" style:column-width="1.5402in"/>
    </style:style>
    <style:style style:name="co47" style:family="table-column">
      <style:table-column-properties fo:break-before="auto" style:column-width="1.7909in"/>
    </style:style>
    <style:style style:name="co48" style:family="table-column">
      <style:table-column-properties fo:break-before="auto" style:column-width="1.38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4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0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Crops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Crops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Crops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5'.L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Generic Item Table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2" table:default-cell-style-name="ce39"/>
        <table:table-column table:style-name="co13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3">
          <table:table-cell table:style-name="ce2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22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2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15" table:default-cell-style-name="ce52"/>
        <table:table-column table:style-name="co16" table:default-cell-style-name="ce28"/>
        <table:table-column table:style-name="co17" table:default-cell-style-name="ce33"/>
        <table:table-column table:style-name="co17" table:default-cell-style-name="ce36"/>
        <table:table-column table:style-name="co18" table:default-cell-style-name="ce70"/>
        <table:table-column table:style-name="co6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14" table:number-columns-repeated="1011" table:default-cell-style-name="Default"/>
        <table:table-row table:style-name="ro2">
          <table:table-cell table:style-name="ce25" table:content-validation-name="val5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94" table:content-validation-name="val6" office:value-type="string" calcext:value-type="string">
            <text:p>No Profession</text:p>
          </table:table-cell>
          <table:table-cell table:number-columns-repeated="2" table:style-name="ce94" table:content-validation-name="val7" office:value-type="string" calcext:value-type="string">
            <text:p>Not Obtained</text:p>
          </table:table-cell>
          <table:table-cell table:number-columns-repeated="3" table:style-name="ce94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1">
        <table:table-column table:style-name="co7" table:default-cell-style-name="Default"/>
        <table:table-column table:style-name="co22" table:default-cell-style-name="ce52"/>
        <table:table-column table:style-name="co23" table:default-cell-style-name="ce52"/>
        <table:table-column table:style-name="co24" table:default-cell-style-name="ce52"/>
        <table:table-row table:style-name="ro2">
          <table:table-cell table:style-name="ce25" table:content-validation-name="val5" office:value-type="string" calcext:value-type="string">
            <text:p>Crop</text:p>
          </table:table-cell>
          <table:table-cell table:style-name="ce48" table:content-validation-name="val5" office:value-type="string" calcext:value-type="string">
            <text:p>Experience</text:p>
          </table:table-cell>
          <table:table-cell table:style-name="ce48" table:content-validation-name="val5" office:value-type="string" calcext:value-type="string">
            <text:p>Days to Maturity</text:p>
          </table:table-cell>
          <table:table-cell table:style-name="ce48" table:content-validation-name="val5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Generic Item Table" table:style-name="ta1">
        <table:table-column table:style-name="co25" table:default-cell-style-name="Default"/>
        <table:table-column table:style-name="co26" table:visibility="collapse" table:default-cell-style-name="Default"/>
        <table:table-column table:style-name="co26" table:visibility="collapse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14" table:default-cell-style-name="Default"/>
        <table:table-column table:style-name="co23" table:default-cell-style-name="ce52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table:table-column table:style-name="co35" table:default-cell-style-name="Default"/>
        <table:table-column table:style-name="co26" table:visibility="collapse" table:default-cell-style-name="Default"/>
        <table:table-column table:style-name="co26" table:visibility="collapse" table:default-cell-style-name="ce52"/>
        <table:table-column table:style-name="co27" table:default-cell-style-name="ce52"/>
        <table:table-column table:style-name="co36" table:default-cell-style-name="ce52"/>
        <table:table-column table:style-name="co29" table:default-cell-style-name="ce52"/>
        <table:table-column table:style-name="co6" table:default-cell-style-name="Default"/>
        <table:table-column table:style-name="co3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table:table-column table:style-name="co25" table:default-cell-style-name="Default"/>
        <table:table-column table:style-name="co26" table:visibility="collapse" table:default-cell-style-name="Default"/>
        <table:table-column table:style-name="co26" table:visibility="collapse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6" table:default-cell-style-name="Default"/>
        <table:table-column table:style-name="co41" table:default-cell-style-name="ce39"/>
        <table:table-column table:style-name="co42" table:default-cell-style-name="ce39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arsnips Harvested</text:p>
          </table:table-cell>
          <table:table-cell table:style-name="ce38" office:value-type="string" calcext:value-type="string">
            <text:p>Parsnip XP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3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formula="of:=[.H2]*INDEX(['file:///C:/Users/nathanaldensr/Desktop/min-max.ods'#$Crops.$A$1:.$B$1048576];MATCH(&quot;Parsnip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style-name="ce94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11</text:p>
          </table:table-cell>
          <table:table-cell table:style-name="ce38" office:value-type="string" calcext:value-type="string">
            <text:p>Potato XP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formula="of:=[.H5]*INDEX(['file:///C:/Users/nathanaldensr/Desktop/min-max.ods'#$Crops.$A$1:.$B$1048576];MATCH(&quot;Potato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K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11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formula="of:=[.H8]*INDEX(['file:///C:/Users/nathanaldensr/Desktop/min-max.ods'#$Crops.$A$1:.$B$1048576];MATCH(&quot;Unmilled Rice (Irrigated)&quot;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0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[.I2]-[.I5]-[.I8])/17)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5" table:formula="of:=MAX(0;16-[.H29]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6" table:style-name="ta2">
        <table:table-column table:style-name="co25" table:default-cell-style-name="Default"/>
        <table:table-column table:style-name="co26" table:visibility="collapse" table:default-cell-style-name="Default"/>
        <table:table-column table:style-name="co26" table:visibility="collapse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14" table:default-cell-style-name="Default"/>
        <table:table-column table:style-name="co23" table:default-cell-style-name="ce52"/>
        <table:table-column table:style-name="co30" table:default-cell-style-name="Default"/>
        <table:table-column table:style-name="co6" table:default-cell-style-name="Default"/>
        <table:table-column table:style-name="co43" table:default-cell-style-name="ce39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/>
          <table:table-cell table:style-name="ce94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94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table:table-column table:style-name="co25" table:default-cell-style-name="Default"/>
        <table:table-column table:style-name="co26" table:visibility="collapse" table:default-cell-style-name="Default"/>
        <table:table-column table:style-name="co26" table:visibility="collapse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14" table:default-cell-style-name="Default"/>
        <table:table-column table:style-name="co23" table:default-cell-style-name="ce52"/>
        <table:table-column table:style-name="co30" table:default-cell-style-name="Default"/>
        <table:table-column table:style-name="co6" table:default-cell-style-name="Default"/>
        <table:table-column table:style-name="co44" table:default-cell-style-name="ce39"/>
        <table:table-column table:style-name="co45" table:default-cell-style-name="ce39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 table:style-name="Default"/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Default"/>
          <table:table-cell/>
          <table:table-cell table:style-name="ce94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94" table:content-validation-name="val9" office:value-type="string" calcext:value-type="string">
            <text:p>Yes</text:p>
          </table:table-cell>
          <table:table-cell table:style-name="Default"/>
          <table:table-cell/>
          <table:table-cell table:formula="of:=INDEX([$'Items and Professions'.$C$1:$'Items and Professions'.$F$1048576];MATCH([.N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N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27</text:p>
          </table:table-cell>
          <table:table-cell table:style-name="ce38" office:value-type="string" calcext:value-type="string">
            <text:p>Parsnip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formula="of:=[.K11]*INDEX(['file:///C:/Users/nathanaldensr/Desktop/min-max.ods'#$Crops.$A$1:.$B$1048576];MATCH(LEFT([.L10];LEN([.L10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auliflower Harvested by Spring 27</text:p>
          </table:table-cell>
          <table:table-cell table:style-name="ce38" office:value-type="string" calcext:value-type="string">
            <text:p>Cauliflower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formula="of:=[.K14]*INDEX(['file:///C:/Users/nathanaldensr/Desktop/min-max.ods'#$Crops.$A$1:.$B$1048576];MATCH(LEFT([.L13];LEN([.L13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reen Beans Harvested by Spring 27</text:p>
          </table:table-cell>
          <table:table-cell table:style-name="ce38" office:value-type="string" calcext:value-type="string">
            <text:p>Green Bean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10" table:formula="of:=FLOOR((27-(5+INDEX(['file:///C:/Users/nathanaldensr/Desktop/min-max.ods'#$Crops.$A$1:.$D$1048576];MATCH(&quot;Green Bean&quot;;['file:///C:/Users/nathanaldensr/Desktop/min-max.ods'#$Crops.$A$1:.$A$1048576];0);3)))/INDEX(['file:///C:/Users/nathanaldensr/Desktop/min-max.ods'#$Crops.$A$1:.$D$1048576];MATCH(&quot;Green Bean&quot;;['file:///C:/Users/nathanaldensr/Desktop/min-max.ods'#$Crops.$A$1:.$A$1048576];0);4)+1)" office:value-type="float" office:value="5" calcext:value-type="float">
            <text:p>5</text:p>
          </table:table-cell>
          <table:table-cell table:formula="of:=[.K17]*INDEX(['file:///C:/Users/nathanaldensr/Desktop/min-max.ods'#$Crops.$A$1:.$B$1048576];MATCH(LEFT([.L16];LEN([.L16])-3);['file:///C:/Users/nathanaldensr/Desktop/min-max.ods'#$Crops.$A$1:.$A$1048576];0);2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27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formula="of:=[.K20]*INDEX(['file:///C:/Users/nathanaldensr/Desktop/min-max.ods'#$Crops.$A$1:.$B$1048576];MATCH(LEFT([.L19];LEN([.L19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Unirrigated) Harvested by Spring 27</text:p>
          </table:table-cell>
          <table:table-cell table:style-name="ce38" office:value-type="string" calcext:value-type="string">
            <text:p>Unmilled Rice (Un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formula="of:=[.K23]*INDEX(['file:///C:/Users/nathanaldensr/Desktop/min-max.ods'#$Crops.$A$1:.$B$1048576];MATCH(LEFT([.L22];LEN([.L22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irst Crop of Kale to be Harvested</text:p>
          </table:table-cell>
          <table:table-cell table:style-name="ce38" office:value-type="string" calcext:value-type="string">
            <text:p>Kale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style-name="ce110" table:formula="of:=['file:///C:/Users/nathanaldensr/Desktop/min-max.ods'#$'Y1-Sp5'.H17]" office:value-type="float" office:value="10" calcext:value-type="float">
            <text:p>10</text:p>
          </table:table-cell>
          <table:table-cell table:formula="of:=[.K26]*INDEX(['file:///C:/Users/nathanaldensr/Desktop/min-max.ods'#$Crops.$A$1:.$B$1048576];MATCH(LEFT([.L25];LEN([.L25])-3);['file:///C:/Users/nathanaldensr/Desktop/min-max.ods'#$Crops.$A$1:.$A$1048576];0);2)"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CEILING((3300-[.L11]-[.L14]-[.L17]-[.L20]-[.L23]-[.L26])/17)" office:value-type="float" office:value="182" calcext:value-type="float">
            <text:p>18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CEILING([.K29]/2)" office:value-type="float" office:value="91" calcext:value-type="float">
            <text:p>9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formula="of:=[.K29]*70" office:value-type="float" office:value="12740" calcext:value-type="float">
            <text:p>1274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[.K32]*70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-MAX([.I$1:.I$1048576])-[.K8]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/>
          <table:table-cell table:formula="of:=MAX(0;100-[.K44])" office:value-type="float" office:value="100" calcext:value-type="float">
            <text:p>1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/>
          <table:table-cell table:formula="of:=[.K47]*5" office:value-type="float" office:value="500" calcext:value-type="float">
            <text:p>5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1" table:style-name="ta2">
        <table:table-column table:style-name="co46" table:default-cell-style-name="ce39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38" office:value-type="string" calcext:value-type="string">
            <text:p>½ 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23]" office:value-type="float" office:value="0" calcext:value-type="float">
            <text:p>0</text:p>
          </table:table-cell>
          <table:table-cell/>
          <table:table-cell table:style-name="ce94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23]/4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2">
        <table:table-column table:style-name="co38" table:default-cell-style-name="ce38"/>
        <table:table-column table:style-name="co39" table:default-cell-style-name="Default"/>
        <table:table-column table:style-name="co40" table:default-cell-style-name="ce39"/>
        <table:table-column table:style-name="co8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94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94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94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94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94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94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94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94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94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2">
        <table:table-column table:style-name="co25" table:default-cell-style-name="Default"/>
        <table:table-column table:style-name="co26" table:visibility="collapse" table:default-cell-style-name="Default"/>
        <table:table-column table:style-name="co26" table:visibility="collapse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14" table:default-cell-style-name="Default"/>
        <table:table-column table:style-name="co23" table:default-cell-style-name="ce52"/>
        <table:table-column table:style-name="co30" table:default-cell-style-name="Default"/>
        <table:table-column table:style-name="co6" table:default-cell-style-name="Default"/>
        <table:table-column table:style-name="co47" table:default-cell-style-name="ce39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/>
          <table:table-cell table:style-name="ce94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94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urrent Farming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-(['file:///C:/Users/nathanaldensr/Desktop/min-max.ods'#$'Y1-Sp11'.A2]*INDEX(['file:///C:/Users/nathanaldensr/Desktop/min-max.ods'#$Crops.$A$1:.$B$1048576];MATCH(&quot;Kale&quot;;['file:///C:/Users/nathanaldensr/Desktop/min-max.ods'#$Crops.$A$1:.$A$1048576];0);2)))/17)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0400" calcext:value-type="float">
            <text:p>104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10400" calcext:value-type="float">
            <text:p>104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table:table-column table:style-name="co48" table:default-cell-style-name="ce39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FLOOR([$'Y1-Sp10'.K20]/2)" office:value-type="float" office:value="0" calcext:value-type="float">
            <text:p>0</text:p>
          </table:table-cell>
          <table:table-cell/>
          <table:table-cell table:style-name="ce94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'file:///C:/Users/nathanaldensr/Desktop/min-max.ods'#Crops" table:print="false" table:style-name="ta_extref">
        <table:table-source xlink:type="simple" xlink:href="/C:/Users/nathanaldensr/Desktop/min-max.ods" table:table-name="Crops" table:filter-name="calc8" table:mode="copy-results-only"/>
        <table:table-column/>
        <table:table-row>
          <table:table-cell table:style-name="ce20" office:value-type="string">
            <text:p>Season</text:p>
          </table:table-cell>
        </table:table-row>
        <table:table-row>
          <table:table-cell table:style-name="ce20" office:value-type="string">
            <text:p>Summer</text:p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 office:value-type="string">
            <text:p>Tomorrow’s Weather</text:p>
          </table:table-cell>
        </table:table-row>
        <table:table-row>
          <table:table-cell table:style-name="ce20" office:value-type="string">
            <text:p>Sun</text:p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 office:value-type="string">
            <text:p>Today’s Luck</text:p>
          </table:table-cell>
        </table:table-row>
        <table:table-row>
          <table:table-cell table:style-name="ce20" office:value-type="string">
            <text:p>Neutral</text:p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number-columns-repeated="1"/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number-columns-repeated="1"/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number-columns-repeated="1"/>
        </table:table-row>
        <table:table-row>
          <table:table-cell table:style-name="ce20">
            <text:p/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20">
            <text:p/>
          </table:table-cell>
        </table:table-row>
        <table:table-row>
          <table:table-cell table:number-columns-repeated="1"/>
        </table:table-row>
        <table:table-row>
          <table:table-cell table:style-name="ce20">
            <text:p/>
          </table:table-cell>
        </table:table-row>
        <table:table-row>
          <table:table-cell table:number-columns-repeated="1"/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>
          <table:table-cell table:style-name="ce20">
            <text:p/>
          </table:table-cell>
        </table:table-row>
        <table:table-row table:number-rows-repeated="11">
          <table:table-cell table:number-columns-repeated="1"/>
        </table:table-row>
        <table:table-row>
          <table:table-cell table:style-name="ce20">
            <text:p/>
          </table:table-cell>
        </table:table-row>
        <table:table-row table:number-rows-repeated="6">
          <table:table-cell table:number-columns-repeated="1"/>
        </table:table-row>
        <table:table-row>
          <table:table-cell table:style-name="ce20">
            <text:p/>
          </table:table-cell>
        </table:table-row>
      </table:table>
      <table:table table:name="'file:///C:/Users/nathanaldensr/Desktop/min-max.ods'#Y1-Sp5" table:print="false" table:style-name="ta_extref">
        <table:table-source xlink:type="simple" xlink:href="/C:/Users/nathanaldensr/Desktop/min-max.ods" table:table-name="Y1-Sp5" table:filter-name="calc8" table:mode="copy-results-only"/>
        <table:table-column table:number-columns-repeated="8"/>
        <table:table-row table:number-rows-repeated="16">
          <table:table-cell table:number-columns-repeated="8"/>
        </table:table-row>
        <table:table-row>
          <table:table-cell table:number-columns-repeated="7"/>
          <table:table-cell table:style-name="ce20">
            <text:p/>
          </table:table-cell>
        </table:table-row>
      </table:table>
      <table:table table:name="'file:///C:/Users/nathanaldensr/Desktop/min-max.ods'#Y1-Sp11" table:print="false" table:style-name="ta_extref">
        <table:table-source xlink:type="simple" xlink:href="/C:/Users/nathanaldensr/Desktop/min-max.ods" table:table-name="Y1-Sp11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20" office:value-type="float" office:value="75">
            <text:p>75</text:p>
          </table:table-cell>
        </table:table-row>
      </table:table>
      <table:named-expressions/>
      <table:database-ranges>
        <table:database-range table:name="__Anonymous_Sheet_DB__2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8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9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0" table:target-range-address="'Y1-Sp Starfruit Planning'.B1:'Y1-Sp Starfruit Planning'.B14" table:orientation="column"/>
        <table:database-range table:name="__Anonymous_Sheet_DB__11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2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23:35:43.0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3" meta:cell-count="5119" meta:object-count="0"/>
    <meta:user-defined meta:name="GitHub URL">https://github.com/nathan-alden-sr/stardew-valley</meta:user-defined>
  </office:meta>
</office:document-meta>
</file>